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f0750" officeooo:paragraph-rsid="000f0750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4pt" officeooo:rsid="000f0750" officeooo:paragraph-rsid="000f0750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2pt" officeooo:rsid="000f0750" officeooo:paragraph-rsid="000f0750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f0750" officeooo:paragraph-rsid="0011d448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08704" officeooo:paragraph-rsid="00108704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1d448" officeooo:paragraph-rsid="0011d448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officeooo:rsid="000f0750" officeooo:paragraph-rsid="000f0750" style:font-size-asian="10.5pt" style:font-style-asian="italic" style:font-size-complex="12pt" style:font-style-complex="italic"/>
    </style:style>
    <style:style style:name="T1" style:family="text">
      <style:text-properties officeooo:rsid="000f0750"/>
    </style:style>
    <style:style style:name="T2" style:family="text">
      <style:text-properties officeooo:rsid="00108704"/>
    </style:style>
    <style:style style:name="T3" style:family="text">
      <style:text-properties officeooo:rsid="0011d4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oup Project 2</text:p>
      <text:p text:style-name="P2"/>
      <text:p text:style-name="P7">Concepts implemented: Scanner object, conditionals, methods, <text:span text:style-name="T3">arithmetic operations.</text:span></text:p>
      <text:p text:style-name="P3"/>
      <text:p text:style-name="P4">1. Create a program that converts the US Dollar into different currencies around the world. The minimum countries that you can use in the program are three, <text:span text:style-name="T3">one for each member of the group</text:span>.</text:p>
      <text:p text:style-name="P4"/>
      <text:p text:style-name="P4">When the user types in the dollar amount, the exchange rate of the three countries will display below:</text:p>
      <text:p text:style-name="P3"/>
      <text:p text:style-name="P3"><text:tab/>Ex: Please enter the amount of money you wish to exchange: 32.78</text:p>
      <text:p text:style-name="P3"><text:tab/>OUTPUT: Amount in Chinese Yuan: 211.77</text:p>
      <text:p text:style-name="P3"><text:tab/><text:tab/> <text:s text:c="5"/>Amount in <text:span text:style-name="T2">Nepalese Rupees: 3882.58</text:span></text:p>
      <text:p text:style-name="P3"><text:tab/><text:tab/> <text:s text:c="5"/><text:span text:style-name="T2">Amount in Ugandan Shilling: 115613.91</text:span></text:p>
      <text:p text:style-name="P3"><text:tab/><text:tab/> <text:s text:c="5"/><text:span text:style-name="T2">etc...</text:span></text:p>
      <text:p text:style-name="P3"/>
      <text:p text:style-name="P3">2. <text:span text:style-name="T2">Group Leader:</text:span></text:p>
      <text:p text:style-name="P3"><text:span text:style-name="T2">- You will use your IDE to submit the finished project.</text:span></text:p>
      <text:p text:style-name="P3">- <text:span text:style-name="T2">You will write your currency exchange method.</text:span></text:p>
      <text:p text:style-name="P3">- <text:span text:style-name="T2">Incorporate other </text:span><text:span text:style-name="T3">group </text:span><text:span text:style-name="T2">member’s methods into the group program</text:span></text:p>
      <text:p text:style-name="P5"/>
      <text:p text:style-name="P5">3. Group Member:</text:p>
      <text:p text:style-name="P5">- Research your country of choice’s exchange rate.</text:p>
      <text:p text:style-name="P5">- <text:span text:style-name="T3">Create a method of conversion for your country of choice.</text:span></text:p>
      <text:p text:style-name="P5">- <text:span text:style-name="T3">Additional things to consider:</text:span></text:p>
      <text:p text:style-name="P5"><text:tab/>- <text:span text:style-name="T3">What if the user types in a 0 or a letter?</text:span></text:p>
      <text:p text:style-name="P5"><text:tab/>- <text:span text:style-name="T3">What if the user types in nothing?</text:span></text:p>
      <text:p text:style-name="P5"/>
      <text:p text:style-name="P5"/>
      <text:p text:style-name="P6">BONUS: Give the user the choice on which countries exchange rate they would like to see.</text:p>
      <text:p text:style-name="P6"><text:tab/>Ex:</text:p>
      <text:p text:style-name="P6"><text:tab/><text:tab/><text:span text:style-name="T1">Please enter the amount of money you wish to exchange: 32.78</text:span></text:p>
      <text:p text:style-name="P6"><text:tab/><text:tab/>Enter the following:</text:p>
      <text:p text:style-name="P6"><text:tab/><text:tab/><text:tab/>1—for amount in Chinese Yuan</text:p>
      <text:p text:style-name="P6"><text:tab/><text:tab/><text:tab/>2 – for amount in Nepalese Rupees</text:p>
      <text:p text:style-name="P6"><text:tab/><text:tab/><text:tab/>3 – for amount in Ugandan Shilling</text:p>
      <text:p text:style-name="P6"><text:tab/><text:tab/><text:tab/>etc..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8T16:47:55.482000000</meta:creation-date>
    <dc:date>2021-09-28T17:17:45.345000000</dc:date>
    <meta:editing-duration>PT9M3S</meta:editing-duration>
    <meta:editing-cycles>1</meta:editing-cycles>
    <meta:document-statistic meta:table-count="0" meta:image-count="0" meta:object-count="0" meta:page-count="1" meta:paragraph-count="27" meta:word-count="221" meta:character-count="1306" meta:non-whitespace-character-count="1066"/>
    <meta:generator>LibreOffice/7.1.3.2$Windows_X86_64 LibreOffice_project/47f78053abe362b9384784d31a6e56f8511eb1c1</meta:generator>
  </office:meta>
</office:document-meta>
</file>